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Add</text:p>
      <text:p text:style-name="P1">Add <text:s text:c="1"/>// Elementwise add operation</text:p>
      <text:h text:style-name="Heading_20_1" text:outline-level="1">Description</text:h>
      <text:p text:style-name="First_20_paragraph">Elementwise add operation.</text:p>
      <text:p text:style-name="Text_20_body">Produces tensor of the same element type and shape as the two inputs, where the value at each coordinate of <text:span text:style-name="Source_Text">output</text:span> is the sum of the values at the corresponding input coordinates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d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b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+</mo>
    <msub>
      <mstyle mathvariant="monospace">
        <mi>𝚊</mi>
        <mi>𝚛</mi>
        <mi>𝚐</mi>
        <mn>1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</mrow>
</math>
</file>

<file path=Formula-2/content.xml><?xml version="1.0" encoding="utf-8"?>
<math xmlns="http://www.w3.org/1998/Math/MathML" display="block">
  <mtable>
    <mtr>
      <mtd columnalign="right">
        <mover>
          <mstyle mathvariant="monospace">
            <mi>𝚊</mi>
            <mi>𝚛</mi>
            <mi>𝚐</mi>
            <mn>0</mn>
          </mstyle>
          <mo accent="true">¯</mo>
        </mover>
      </mtd>
      <mtd columnalign="left">
        <mo>←</mo>
        <mi>Δ</mi>
      </mtd>
    </mtr>
    <mtr>
      <mtd columnalign="right">
        <mover>
          <mstyle mathvariant="monospace">
            <mi>𝚊</mi>
            <mi>𝚛</mi>
            <mi>𝚐</mi>
            <mn>1</mn>
          </mstyle>
          <mo accent="true">¯</mo>
        </mover>
      </mtd>
      <mtd columnalign="left">
        <mo>←</mo>
        <mi>Δ</mi>
      </mtd>
    </mtr>
  </mtable>
</math>
</file>